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paragraph-rsid="0006d68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officeooo:rsid="0006d687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57dbe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6d687" style:font-name-asian="Times New Roman" style:font-weight-asian="bold" style:font-name-complex="Times New Roman" style:font-weight-complex="bold"/>
    </style:style>
    <style:style style:name="T8" style:family="text">
      <style:text-properties officeooo:rsid="00057dbe"/>
    </style:style>
    <style:style style:name="T9" style:family="text">
      <style:text-properties officeooo:rsid="0006d68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Aluno</text:span><text:span text:style-name="T1">: Antônio Carlos de Freitas Silva<text:tab/><text:tab/><text:tab/><text:tab/><text:tab/></text:span><text:span text:style-name="T5">Data:</text:span><text:span text:style-name="T1"> </text:span><text:span text:style-name="T4">10</text:span><text:span text:style-name="T1">/1</text:span><text:span text:style-name="T3">1</text:span><text:span text:style-name="T1">/2013</text:span></text:p>
      <text:p text:style-name="P7"><text:span text:style-name="T5">Fase/Iteração:</text:span><text:span text:style-name="T1"> Sprint </text:span><text:span text:style-name="T4">6</text:span><text:span text:style-name="T2"><text:tab/></text:span><text:span text:style-name="T1"><text:tab/><text:tab/><text:tab/><text:tab/><text:tab/><text:tab/></text:span><text:span text:style-name="T5">Esforço Total:</text:span><text:span text:style-name="T1"> 0</text:span><text:span text:style-name="T4">7</text:span><text:span text:style-name="T1">h</text:span></text:p>
      <text:p text:style-name="P5"/>
      <text:p text:style-name="P7"><text:span text:style-name="T5">Atividade: #</text:span><text:span text:style-name="T6">1</text:span><text:span text:style-name="T7">28</text:span><text:span text:style-name="T5"> </text:span><text:span text:style-name="T7">Definição das Atividades da Sprint 6 </text:span><text:span text:style-name="T1"><text:tab/><text:tab/><text:tab/><text:tab/><text:tab/></text:span><text:span text:style-name="T5">Esforço: </text:span><text:span text:style-name="T7">2</text:span><text:span text:style-name="T5">h</text:span></text:p>
      <text:p text:style-name="P6">Descrição: <text:span text:style-name="T9">Definir e planejar as atividades da Sprint 6</text:span></text:p>
      <text:p text:style-name="P6">Produtos: -</text:p>
      <text:p text:style-name="P5">Equipe: - </text:p>
      <text:p text:style-name="P9">Artefato: <text:span text:style-name="T9">Atividades no Redmine</text:span></text:p>
      <text:p text:style-name="P9"><text:span text:style-name="T9"/></text:p>
      <text:p text:style-name="P8"><text:span text:style-name="T5">Atividade: </text:span><text:span text:style-name="T7">Planejar e Realizar reunião de Marco</text:span><text:span text:style-name="T1"><text:tab/><text:tab/><text:tab/><text:tab/><text:tab/></text:span><text:span text:style-name="T5">Esforço: </text:span><text:span text:style-name="T7">5</text:span><text:span text:style-name="T5">h</text:span></text:p>
      <text:p text:style-name="P5">Descrição: <text:span text:style-name="T9">Indetificar os artefatos e evidências criado até o Marco 2</text:span><text:tab/><text:tab/></text:p>
      <text:p text:style-name="P5">Produtos: <text:span text:style-name="T9">Planilha de Verificação RELPREV – Marco 2 </text:span></text:p>
      <text:p text:style-name="P5">Equipe: <text:span text:style-name="T9">Antônio Carlos, Gabriel Benício, Lucas Carvalho e Dr. Juliano Lopes </text:span></text:p>
      <text:p text:style-name="P11">Artefato: <text:a xlink:type="simple" xlink:href="https://docs.google.com/spreadsheet/ccc?key=0AvTm0nk7v7XJdE9Za1A3TDItUGE3c2FST2xDQTBpMlE&amp;usp=sharing"><text:span text:style-name="T9">https://docs.google.com/spreadsheet/ccc?key=0AvTm0nk7v7XJdE9Za1A3TDItUGE3c2FST2xDQTBpMlE&amp;usp=shar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9</meta:editing-cycles>
    <dc:date>2013-11-10T10:43:11.008000000</dc:date>
    <meta:editing-duration>P0D</meta:editing-duration>
    <meta:document-statistic meta:table-count="0" meta:image-count="1" meta:object-count="0" meta:page-count="1" meta:paragraph-count="15" meta:word-count="96" meta:character-count="768" meta:non-whitespace-character-count="660"/>
  </office:meta>
</office:document-meta>
</file>